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UnitsConverter.convertToTwips( String fo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UnitsConvert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nitsConverter.FoUnit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UnitsConverter.convertFontSize( String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UnitsConverter.convertMptToTwips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nitsConverter.numberToTwips( String number , String uni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